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cm" style:use-optimal-column-width="false"/>
    </style:style>
    <style:style style:name="co2" style:family="table-column">
      <style:table-column-properties style:column-width="1.047cm" style:use-optimal-column-width="false"/>
    </style:style>
    <style:style style:name="co3" style:family="table-column">
      <style:table-column-properties style:column-width="0.969cm" style:use-optimal-column-width="false"/>
    </style:style>
    <style:style style:name="co4" style:family="table-column">
      <style:table-column-properties style:column-width="0.974cm" style:use-optimal-column-width="false"/>
    </style:style>
    <style:style style:name="co5" style:family="table-column">
      <style:table-column-properties style:column-width="1.018cm" style:use-optimal-column-width="false"/>
    </style:style>
    <style:style style:name="co6" style:family="table-column">
      <style:table-column-properties style:column-width="1.055cm" style:use-optimal-column-width="false"/>
    </style:style>
    <style:style style:name="co7" style:family="table-column">
      <style:table-column-properties style:column-width="1.054cm" style:use-optimal-column-width="false"/>
    </style:style>
    <style:style style:name="ro1" style:family="table-row">
      <style:table-row-properties style:row-height="1.317cm"/>
    </style:style>
    <style:style style:name="ro2" style:family="table-row">
      <style:table-row-properties style:row-height="1.318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32cm"/>
    </style:style>
    <style:style style:name="ce1" style:family="table-cell">
      <style:paragraph-properties fo:text-align="center"/>
      <style:text-properties fo:font-size="16pt" style:font-size-asian="18pt" style:font-size-complex="18pt"/>
    </style:style>
    <style:style style:name="ce2" style:family="table-cell">
      <style:paragraph-properties fo:margin-top="0cm" fo:margin-bottom="0cm" fo:text-align="center"/>
      <style:text-properties fo:font-size="16pt" style:font-size-asian="18pt" style:font-size-complex="18pt"/>
    </style:style>
    <style:style style:name="P1" style:family="paragraph">
      <style:paragraph-properties fo:text-align="center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margin-top="0cm" fo:margin-bottom="0cm" fo:text-align="center"/>
      <style:text-properties fo:font-size="1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</text:span><text:span text:style-name="T1">a</text:span><text:span text:style-name="T1">l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E</text:span><text:span text:style-name="T1">n</text:span><text:span text:style-name="T1">i</text:span><text:span text:style-name="T1">g</text:span><text:span text:style-name="T1">m</text:span><text:span text:style-name="T1">a</text:span><text:span text:style-name="T1"> </text:span><text:span text:style-name="T1">–</text:span><text:span text:style-name="T1"> </text:span><text:span text:style-name="T1">B</text:span><text:span text:style-name="T1">e</text:span><text:span text:style-name="T1">f</text:span><text:span text:style-name="T1">o</text:span><text:span text:style-name="T1">r</text:span><text:span text:style-name="T1">e</text:span><text:span text:style-name="T1"> </text:span><text:span text:style-name="T1">R</text:span><text:span text:style-name="T1">e</text:span><text:span text:style-name="T1">f</text:span><text:span text:style-name="T1">l</text:span><text:span text:style-name="T1">e</text:span><text:span text:style-name="T1">c</text:span><text:span text:style-name="T1">t</text:span><text:span text:style-name="T1">o</text:span><text:span text:style-name="T1">r</text:span></text:p>
          </draw:text-box>
        </draw:frame>
        <draw:frame draw:style-name="standard" draw:layer="layout" svg:width="26.046cm" svg:height="2.634cm" svg:x="0.878cm" svg:y="4.465cm">
          <table:table table:template-name="gree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Z</text:p>
              </table:table-cell>
            </table:table-row>
            <table:table-row table:style-name="ro2" table:default-cell-style-name="ce1">
              <table:table-cell>
                <text:p text:style-name="P2">P</text:p>
              </table:table-cell>
              <table:table-cell>
                <text:p text:style-name="P2">L</text:p>
              </table:table-cell>
              <table:table-cell>
                <text:p text:style-name="P2">Q</text:p>
              </table:table-cell>
              <table:table-cell>
                <text:p text:style-name="P2">O</text:p>
              </table:table-cell>
              <table:table-cell>
                <text:p text:style-name="P2">K</text:p>
              </table:table-cell>
              <table:table-cell>
                <text:p text:style-name="P2">M</text:p>
              </table:table-cell>
              <table:table-cell>
                <text:p text:style-name="P2">A</text:p>
              </table:table-cell>
              <table:table-cell>
                <text:p text:style-name="P2">W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N</text:p>
              </table:table-cell>
              <table:table-cell>
                <text:p text:style-name="P2">Z</text:p>
              </table:table-cell>
              <table:table-cell>
                <text:p text:style-name="P2">S</text:p>
              </table:table-cell>
              <table:table-cell>
                <text:p text:style-name="P2">E</text:p>
              </table:table-cell>
              <table:table-cell>
                <text:p text:style-name="P2">U</text:p>
              </table:table-cell>
              <table:table-cell>
                <text:p text:style-name="P2">H</text:p>
              </table:table-cell>
              <table:table-cell>
                <text:p text:style-name="P2">B</text:p>
              </table:table-cell>
              <table:table-cell>
                <text:p text:style-name="P2">R</text:p>
              </table:table-cell>
              <table:table-cell>
                <text:p text:style-name="P2">D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G</text:p>
              </table:table-cell>
              <table:table-cell>
                <text:p text:style-name="P2">V</text:p>
              </table:table-cell>
              <table:table-cell>
                <text:p text:style-name="P2">T</text:p>
              </table:table-cell>
              <table:table-cell table:style-name="ce2">
                <text:p text:style-name="P3">F</text:p>
              </table:table-cell>
              <table:table-cell>
                <text:p text:style-name="P2"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046cm" svg:height="2.634cm" svg:x="0.762cm" svg:y="9.805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Z</text:p>
              </table:table-cell>
            </table:table-row>
            <table:table-row table:style-name="ro2" table:default-cell-style-name="ce1">
              <table:table-cell>
                <text:p text:style-name="P2">Q</text:p>
              </table:table-cell>
              <table:table-cell>
                <text:p text:style-name="P2">M</text:p>
              </table:table-cell>
              <table:table-cell>
                <text:p text:style-name="P2">Z</text:p>
              </table:table-cell>
              <table:table-cell>
                <text:p text:style-name="P2">P</text:p>
              </table:table-cell>
              <table:table-cell>
                <text:p text:style-name="P2">A</text:p>
              </table:table-cell>
              <table:table-cell>
                <text:p text:style-name="P2">L</text:p>
              </table:table-cell>
              <table:table-cell>
                <text:p text:style-name="P2">W</text:p>
              </table:table-cell>
              <table:table-cell>
                <text:p text:style-name="P2">H</text:p>
              </table:table-cell>
              <table:table-cell>
                <text:p text:style-name="P2">N</text:p>
              </table:table-cell>
              <table:table-cell>
                <text:p text:style-name="P2">X</text:p>
              </table:table-cell>
              <table:table-cell>
                <text:p text:style-name="P2">O</text:p>
              </table:table-cell>
              <table:table-cell>
                <text:p text:style-name="P2">J</text:p>
              </table:table-cell>
              <table:table-cell>
                <text:p text:style-name="P2">D</text:p>
              </table:table-cell>
              <table:table-cell>
                <text:p text:style-name="P2">I</text:p>
              </table:table-cell>
              <table:table-cell>
                <text:p text:style-name="P2">E</text:p>
              </table:table-cell>
              <table:table-cell>
                <text:p text:style-name="P2">C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R</text:p>
              </table:table-cell>
              <table:table-cell>
                <text:p text:style-name="P2">G</text:p>
              </table:table-cell>
              <table:table-cell>
                <text:p text:style-name="P2">B</text:p>
              </table:table-cell>
              <table:table-cell>
                <text:p text:style-name="P2">K</text:p>
              </table:table-cell>
              <table:table-cell>
                <text:p text:style-name="P2">S</text:p>
              </table:table-cell>
              <table:table-cell table:style-name="ce2">
                <text:p text:style-name="P3">F</text:p>
              </table:table-cell>
              <table:table-cell>
                <text:p text:style-name="P2">Y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046cm" svg:height="2.634cm" svg:x="0.796cm" svg:y="15.347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Z</text:p>
              </table:table-cell>
            </table:table-row>
            <table:table-row table:style-name="ro2" table:default-cell-style-name="ce1">
              <table:table-cell>
                <text:p text:style-name="P2">L</text:p>
              </table:table-cell>
              <table:table-cell>
                <text:p text:style-name="P2">S</text:p>
              </table:table-cell>
              <table:table-cell>
                <text:p text:style-name="P2">K</text:p>
              </table:table-cell>
              <table:table-cell>
                <text:p text:style-name="P2">J</text:p>
              </table:table-cell>
              <table:table-cell>
                <text:p text:style-name="P2">F</text:p>
              </table:table-cell>
              <table:table-cell>
                <text:p text:style-name="P2">H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Z</text:p>
              </table:table-cell>
              <table:table-cell>
                <text:p text:style-name="P2">X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A</text:p>
              </table:table-cell>
              <table:table-cell>
                <text:p text:style-name="P2">V</text:p>
              </table:table-cell>
              <table:table-cell>
                <text:p text:style-name="P2">G</text:p>
              </table:table-cell>
              <table:table-cell>
                <text:p text:style-name="P2">Q</text:p>
              </table:table-cell>
              <table:table-cell>
                <text:p text:style-name="P2">P</text:p>
              </table:table-cell>
              <table:table-cell>
                <text:p text:style-name="P2">W</text:p>
              </table:table-cell>
              <table:table-cell>
                <text:p text:style-name="P2">O</text:p>
              </table:table-cell>
              <table:table-cell>
                <text:p text:style-name="P2">E</text:p>
              </table:table-cell>
              <table:table-cell>
                <text:p text:style-name="P2">I</text:p>
              </table:table-cell>
              <table:table-cell>
                <text:p text:style-name="P2">R</text:p>
              </table:table-cell>
              <table:table-cell>
                <text:p text:style-name="P2">U</text:p>
              </table:table-cell>
              <table:table-cell>
                <text:p text:style-name="P2">T</text:p>
              </table:table-cell>
              <table:table-cell table:style-name="ce2">
                <text:p text:style-name="P3">Y</text:p>
              </table:table-cell>
              <table:table-cell>
                <text:p text:style-name="P2">D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4" draw:layer="layout" svg:x1="17.369cm" svg:y1="7.099cm" svg:x2="2.11cm" svg:y2="9.652cm">
          <text:p/>
        </draw:line>
        <draw:line draw:style-name="gr1" draw:text-style-name="P4" draw:layer="layout" svg:x1="2.428cm" svg:y1="12.439cm" svg:x2="13.237cm" svg:y2="15.24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1">W</text:span><text:span text:style-name="T1">a</text:span><text:span text:style-name="T1">l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E</text:span><text:span text:style-name="T1">n</text:span><text:span text:style-name="T1">i</text:span><text:span text:style-name="T1">g</text:span><text:span text:style-name="T1">m</text:span><text:span text:style-name="T1">a</text:span><text:span text:style-name="T1"> </text:span><text:span text:style-name="T1">- </text:span><text:span text:style-name="T1">R</text:span><text:span text:style-name="T1">e</text:span><text:span text:style-name="T1">f</text:span><text:span text:style-name="T1">l</text:span><text:span text:style-name="T1">e</text:span><text:span text:style-name="T1">c</text:span><text:span text:style-name="T1">t</text:span><text:span text:style-name="T1">o</text:span><text:span text:style-name="T1">r</text:span></text:p>
          </draw:text-box>
        </draw:frame>
        <draw:frame draw:style-name="standard" draw:layer="layout" svg:width="25.198cm" svg:height="1.943cm" svg:x="1.4cm" svg:y="4.914cm" presentation:class="tabl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  <table:table-cell>
                <text:p>Q</text:p>
              </table:table-cell>
              <table:table-cell>
                <text:p>R</text:p>
              </table:table-cell>
              <table:table-cell>
                <text:p>S</text:p>
              </table:table-cell>
              <table:table-cell>
                <text:p>T</text:p>
              </table:table-cell>
              <table:table-cell>
                <text:p>U</text:p>
              </table:table-cell>
              <table:table-cell>
                <text:p>V</text:p>
              </table:table-cell>
              <table:table-cell>
                <text:p>W</text:p>
              </table:table-cell>
              <table:table-cell>
                <text:p>X</text:p>
              </table:table-cell>
              <table:table-cell>
                <text:p>Y</text:p>
              </table:table-cell>
              <table:table-cell>
                <text:p>Z</text:p>
              </table:table-cell>
            </table:table-row>
            <table:table-row table:style-name="ro3" table:default-cell-style-name="gray2">
              <table:table-cell>
                <text:p>H</text:p>
              </table:table-cell>
              <table:table-cell>
                <text:p>W</text:p>
              </table:table-cell>
              <table:table-cell>
                <text:p>E</text:p>
              </table:table-cell>
              <table:table-cell>
                <text:p>Z</text:p>
              </table:table-cell>
              <table:table-cell>
                <text:p>C</text:p>
              </table:table-cell>
              <table:table-cell>
                <text:p>V</text:p>
              </table:table-cell>
              <table:table-cell>
                <text:p>T</text:p>
              </table:table-cell>
              <table:table-cell>
                <text:p>A</text:p>
              </table:table-cell>
              <table:table-cell>
                <text:p>M</text:p>
              </table:table-cell>
              <table:table-cell>
                <text:p>S</text:p>
              </table:table-cell>
              <table:table-cell>
                <text:p>P</text:p>
              </table:table-cell>
              <table:table-cell>
                <text:p>O</text:p>
              </table:table-cell>
              <table:table-cell>
                <text:p>I</text:p>
              </table:table-cell>
              <table:table-cell>
                <text:p>X</text:p>
              </table:table-cell>
              <table:table-cell>
                <text:p>L</text:p>
              </table:table-cell>
              <table:table-cell>
                <text:p>K</text:p>
              </table:table-cell>
              <table:table-cell>
                <text:p>Y</text:p>
              </table:table-cell>
              <table:table-cell>
                <text:p>U</text:p>
              </table:table-cell>
              <table:table-cell>
                <text:p>J</text:p>
              </table:table-cell>
              <table:table-cell>
                <text:p>G</text:p>
              </table:table-cell>
              <table:table-cell>
                <text:p>R</text:p>
              </table:table-cell>
              <table:table-cell>
                <text:p>F</text:p>
              </table:table-cell>
              <table:table-cell>
                <text:p>B</text:p>
              </table:table-cell>
              <table:table-cell>
                <text:p>N</text:p>
              </table:table-cell>
              <table:table-cell>
                <text:p>Q</text:p>
              </table:table-cell>
              <table:table-cell>
                <text:p>D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4" xml:id="id1" draw:id="id1" draw:layer="layout" svg:x1="1.778cm" svg:y1="8.128cm" svg:x2="1.778cm" svg:y2="7.112cm">
          <text:p/>
        </draw:line>
        <draw:line draw:style-name="gr1" draw:text-style-name="P4" xml:id="id2" draw:id="id2" draw:layer="layout" svg:x1="8.589cm" svg:y1="8.091cm" svg:x2="8.589cm" svg:y2="7.112cm">
          <text:p/>
        </draw:line>
        <draw:connector draw:style-name="gr3" draw:text-style-name="P4" draw:layer="layout" draw:type="line" svg:x1="1.778cm" svg:y1="8.128cm" svg:x2="8.589cm" svg:y2="8.091cm" draw:start-shape="id1" draw:start-glue-point="2" draw:end-shape="id2" draw:end-glue-point="2" svg:d="M1778 8128l6811-37" svg:viewBox="0 0 6812 38">
          <text:p/>
        </draw:connector>
        <draw:line draw:style-name="gr1" draw:text-style-name="P4" xml:id="id3" draw:id="id3" draw:layer="layout" svg:x1="12.493cm" svg:y1="8.128cm" svg:x2="12.493cm" svg:y2="7.112cm">
          <text:p/>
        </draw:line>
        <draw:line draw:style-name="gr1" draw:text-style-name="P4" xml:id="id4" draw:id="id4" draw:layer="layout" svg:x1="15.494cm" svg:y1="8.091cm" svg:x2="15.494cm" svg:y2="7.112cm">
          <text:p/>
        </draw:line>
        <draw:connector draw:style-name="gr3" draw:text-style-name="P4" draw:layer="layout" draw:type="line" svg:x1="12.493cm" svg:y1="8.128cm" svg:x2="15.494cm" svg:y2="8.091cm" draw:start-shape="id3" draw:start-glue-point="2" draw:end-shape="id4" draw:end-glue-point="2" svg:d="M12493 8128l3001-37" svg:viewBox="0 0 3002 38">
          <text:p/>
        </draw:connector>
        <draw:frame draw:style-name="gr4" draw:text-style-name="P8" draw:layer="layout" svg:width="24.958cm" svg:height="5.939cm" svg:x="2.032cm" svg:y="10.922cm">
          <draw:text-box>
            <text:p text:style-name="P7">As we can see that the Reflector is made up of 13 pairs of Permutations that map each</text:p>
            <text:p text:style-name="P7">Letter to a different one when passed into the Reflector.</text:p>
            <text:p text:style-name="P7"/>
            <text:p text:style-name="P7">The pairs of Permutations can be represented as follows:</text:p>
            <text:p text:style-name="P7">(AH) (LO) (JS) ……</text:p>
            <text:p text:style-name="P7"/>
            <text:p text:style-name="P7">In our case the Reflector was passed the letter ‘A’ from the previous Rotor adjustments </text:p>
            <text:p text:style-name="P7">and results in the letter ‘H’ being passed into the next phase of letter changes.</text:p>
          </draw:text-box>
        </draw:frame>
        <draw:line draw:style-name="gr1" draw:text-style-name="P4" xml:id="id5" draw:id="id5" draw:layer="layout" svg:x1="10.715cm" svg:y1="9.398cm" svg:x2="10.715cm" svg:y2="7.112cm">
          <text:p/>
        </draw:line>
        <draw:line draw:style-name="gr1" draw:text-style-name="P4" xml:id="id6" draw:id="id6" draw:layer="layout" svg:x1="19.304cm" svg:y1="9.315cm" svg:x2="19.304cm" svg:y2="7.112cm">
          <text:p/>
        </draw:line>
        <draw:connector draw:style-name="gr3" draw:text-style-name="P4" draw:layer="layout" draw:type="line" svg:x1="10.715cm" svg:y1="9.398cm" svg:x2="19.304cm" svg:y2="9.315cm" draw:start-shape="id5" draw:start-glue-point="2" draw:end-shape="id6" draw:end-glue-point="2" svg:d="M10715 9398l8589-83" svg:viewBox="0 0 8590 84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1">W</text:span><text:span text:style-name="T1">a</text:span><text:span text:style-name="T1">l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E</text:span><text:span text:style-name="T1">n</text:span><text:span text:style-name="T1">i</text:span><text:span text:style-name="T1">g</text:span><text:span text:style-name="T1">m</text:span><text:span text:style-name="T1">a</text:span><text:span text:style-name="T1"> </text:span><text:span text:style-name="T1">–</text:span><text:span text:style-name="T1"> </text:span><text:span text:style-name="T1">A</text:span><text:span text:style-name="T1">f</text:span><text:span text:style-name="T1">t</text:span><text:span text:style-name="T1">e</text:span><text:span text:style-name="T1">r </text:span><text:span text:style-name="T1">R</text:span><text:span text:style-name="T1">e</text:span><text:span text:style-name="T1">f</text:span><text:span text:style-name="T1">l</text:span><text:span text:style-name="T1">e</text:span><text:span text:style-name="T1">c</text:span><text:span text:style-name="T1">t</text:span><text:span text:style-name="T1">o</text:span><text:span text:style-name="T1">r</text:span></text:p>
          </draw:text-box>
        </draw:frame>
        <draw:frame draw:style-name="gr4" draw:text-style-name="P10" draw:layer="layout" svg:width="25.449cm" svg:height="3.806cm" svg:x="1.778cm" svg:y="4.343cm">
          <draw:text-box>
            <text:p>For this phase of the Enigma we are passing through the Rotors backwards and we must</text:p>
            <text:p>adjust the alphabets to represent their inverses. The way this is done is by flipping the </text:p>
            <text:p text:style-name="P9">current alphabets such that the mapping A→P now becomes P→A </text:p>
            <text:p text:style-name="P9"/>
            <text:p text:style-name="P9">Knowing this given our new letter ‘H’ we follow the now inverted alphabets:</text:p>
          </draw:text-box>
        </draw:frame>
        <draw:frame draw:style-name="standard" draw:layer="layout" svg:width="26.504cm" svg:height="2.636cm" svg:x="0.511cm" svg:y="8.873cm">
          <table:table table:template-name="seetang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Z</text:p>
              </table:table-cell>
            </table:table-row>
            <table:table-row table:style-name="ro4" table:default-cell-style-name="ce1">
              <table:table-cell>
                <text:p text:style-name="P2">M</text:p>
              </table:table-cell>
              <table:table-cell>
                <text:p text:style-name="P11">K</text:p>
              </table:table-cell>
              <table:table-cell>
                <text:p text:style-name="P11">L</text:p>
              </table:table-cell>
              <table:table-cell>
                <text:p text:style-name="P11">Z</text:p>
              </table:table-cell>
              <table:table-cell>
                <text:p text:style-name="P11">T</text:p>
              </table:table-cell>
              <table:table-cell>
                <text:p text:style-name="P11">E</text:p>
              </table:table-cell>
              <table:table-cell>
                <text:p text:style-name="P11">O</text:p>
              </table:table-cell>
              <table:table-cell>
                <text:p text:style-name="P11">F</text:p>
              </table:table-cell>
              <table:table-cell>
                <text:p text:style-name="P11">U</text:p>
              </table:table-cell>
              <table:table-cell>
                <text:p text:style-name="P11">D</text:p>
              </table:table-cell>
              <table:table-cell>
                <text:p text:style-name="P11">C</text:p>
              </table:table-cell>
              <table:table-cell>
                <text:p text:style-name="P11">A</text:p>
              </table:table-cell>
              <table:table-cell>
                <text:p text:style-name="P11">G</text:p>
              </table:table-cell>
              <table:table-cell>
                <text:p text:style-name="P11">I</text:p>
              </table:table-cell>
              <table:table-cell>
                <text:p text:style-name="P11">S</text:p>
              </table:table-cell>
              <table:table-cell>
                <text:p text:style-name="P11">Q</text:p>
              </table:table-cell>
              <table:table-cell>
                <text:p text:style-name="P11">P</text:p>
              </table:table-cell>
              <table:table-cell>
                <text:p text:style-name="P11">V</text:p>
              </table:table-cell>
              <table:table-cell>
                <text:p text:style-name="P11">B</text:p>
              </table:table-cell>
              <table:table-cell>
                <text:p text:style-name="P11">X</text:p>
              </table:table-cell>
              <table:table-cell>
                <text:p text:style-name="P11">W</text:p>
              </table:table-cell>
              <table:table-cell>
                <text:p text:style-name="P11">N</text:p>
              </table:table-cell>
              <table:table-cell>
                <text:p text:style-name="P11">R</text:p>
              </table:table-cell>
              <table:table-cell>
                <text:p text:style-name="P11">J</text:p>
              </table:table-cell>
              <table:table-cell table:style-name="ce2">
                <text:p text:style-name="P11">Y</text:p>
              </table:table-cell>
              <table:table-cell>
                <text:p text:style-name="P11">H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6.503cm" svg:height="2.636cm" svg:x="0.509cm" svg:y="12.52cm">
          <table:table table:template-name="orange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7"/>
            <table:table-row table:style-name="ro1" table:default-cell-style-name="ce1"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Z</text:p>
              </table:table-cell>
            </table:table-row>
            <table:table-row table:style-name="ro4" table:default-cell-style-name="ce1">
              <table:table-cell>
                <text:p text:style-name="P2">E</text:p>
              </table:table-cell>
              <table:table-cell>
                <text:p text:style-name="P11">U</text:p>
              </table:table-cell>
              <table:table-cell>
                <text:p text:style-name="P11">P</text:p>
              </table:table-cell>
              <table:table-cell>
                <text:p text:style-name="P11">M</text:p>
              </table:table-cell>
              <table:table-cell>
                <text:p text:style-name="P11">O</text:p>
              </table:table-cell>
              <table:table-cell>
                <text:p text:style-name="P11">Y</text:p>
              </table:table-cell>
              <table:table-cell>
                <text:p text:style-name="P11">V</text:p>
              </table:table-cell>
              <table:table-cell>
                <text:p text:style-name="P11">H</text:p>
              </table:table-cell>
              <table:table-cell>
                <text:p text:style-name="P11">N</text:p>
              </table:table-cell>
              <table:table-cell>
                <text:p text:style-name="P11">L</text:p>
              </table:table-cell>
              <table:table-cell>
                <text:p text:style-name="P11">W</text:p>
              </table:table-cell>
              <table:table-cell>
                <text:p text:style-name="P11">F</text:p>
              </table:table-cell>
              <table:table-cell>
                <text:p text:style-name="P11">B</text:p>
              </table:table-cell>
              <table:table-cell>
                <text:p text:style-name="P11">I</text:p>
              </table:table-cell>
              <table:table-cell>
                <text:p text:style-name="P11">K</text:p>
              </table:table-cell>
              <table:table-cell>
                <text:p text:style-name="P11">D</text:p>
              </table:table-cell>
              <table:table-cell>
                <text:p text:style-name="P11">A</text:p>
              </table:table-cell>
              <table:table-cell>
                <text:p text:style-name="P11">T</text:p>
              </table:table-cell>
              <table:table-cell>
                <text:p text:style-name="P11">X</text:p>
              </table:table-cell>
              <table:table-cell>
                <text:p text:style-name="P11">Q</text:p>
              </table:table-cell>
              <table:table-cell>
                <text:p text:style-name="P11">R</text:p>
              </table:table-cell>
              <table:table-cell>
                <text:p text:style-name="P11">S</text:p>
              </table:table-cell>
              <table:table-cell>
                <text:p text:style-name="P11">G</text:p>
              </table:table-cell>
              <table:table-cell>
                <text:p text:style-name="P11">J</text:p>
              </table:table-cell>
              <table:table-cell table:style-name="ce2">
                <text:p text:style-name="P11">Z</text:p>
              </table:table-cell>
              <table:table-cell>
                <text:p text:style-name="P11">C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6.503cm" svg:height="2.636cm" svg:x="0.662cm" svg:y="16.268cm">
          <table:table table:template-name="green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7"/>
            <table:table-row table:style-name="ro1" table:default-cell-style-name="ce1"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Z</text:p>
              </table:table-cell>
            </table:table-row>
            <table:table-row table:style-name="ro4" table:default-cell-style-name="ce1">
              <table:table-cell>
                <text:p text:style-name="P2">G</text:p>
              </table:table-cell>
              <table:table-cell>
                <text:p>Q</text:p>
              </table:table-cell>
              <table:table-cell>
                <text:p>Z</text:p>
              </table:table-cell>
              <table:table-cell>
                <text:p>S</text:p>
              </table:table-cell>
              <table:table-cell>
                <text:p>N</text:p>
              </table:table-cell>
              <table:table-cell>
                <text:p>Y</text:p>
              </table:table-cell>
              <table:table-cell>
                <text:p>V</text:p>
              </table:table-cell>
              <table:table-cell>
                <text:p>P</text:p>
              </table:table-cell>
              <table:table-cell>
                <text:p>I</text:p>
              </table:table-cell>
              <table:table-cell>
                <text:p>J</text:p>
              </table:table-cell>
              <table:table-cell>
                <text:p>E</text:p>
              </table:table-cell>
              <table:table-cell>
                <text:p>B</text:p>
              </table:table-cell>
              <table:table-cell>
                <text:p>F</text:p>
              </table:table-cell>
              <table:table-cell>
                <text:p>K</text:p>
              </table:table-cell>
              <table:table-cell>
                <text:p>D</text:p>
              </table:table-cell>
              <table:table-cell>
                <text:p>A</text:p>
              </table:table-cell>
              <table:table-cell>
                <text:p>C</text:p>
              </table:table-cell>
              <table:table-cell>
                <text:p>R</text:p>
              </table:table-cell>
              <table:table-cell>
                <text:p>M</text:p>
              </table:table-cell>
              <table:table-cell>
                <text:p>X</text:p>
              </table:table-cell>
              <table:table-cell>
                <text:p>O</text:p>
              </table:table-cell>
              <table:table-cell>
                <text:p>W</text:p>
              </table:table-cell>
              <table:table-cell>
                <text:p>T</text:p>
              </table:table-cell>
              <table:table-cell>
                <text:p>H</text:p>
              </table:table-cell>
              <table:table-cell table:style-name="ce2">
                <text:p>U</text:p>
              </table:table-cell>
              <table:table-cell>
                <text:p>L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" draw:text-style-name="P4" draw:layer="layout" svg:x1="8.382cm" svg:y1="11.509cm" svg:x2="6.096cm" svg:y2="12.52cm">
          <text:p/>
        </draw:line>
        <draw:line draw:style-name="gr1" draw:text-style-name="P4" draw:layer="layout" svg:x1="6.35cm" svg:y1="15.156cm" svg:x2="25.654cm" svg:y2="16.268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4:17:18.361843793</meta:creation-date>
    <dc:date>2016-12-06T15:31:20.493827756</dc:date>
    <meta:editing-duration>PT21M4S</meta:editing-duration>
    <meta:editing-cycles>8</meta:editing-cycles>
    <meta:generator>LibreOffice/5.1.4.2$Linux_X86_64 LibreOffice_project/10m0$Build-2</meta:generator>
    <meta:document-statistic meta:object-count="52"/>
  </office:meta>
</office:document-meta>
</file>